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fo:font-size="15pt" style:font-size-asian="15pt" style:font-size-complex="15pt"/>
    </style:style>
    <style:style style:name="P2" style:family="paragraph" style:parent-style-name="Preformatted_20_Text">
      <style:text-properties fo:font-size="15pt" officeooo:rsid="00218f76" officeooo:paragraph-rsid="00218f76" style:font-size-asian="15pt" style:font-size-complex="15pt"/>
    </style:style>
    <style:style style:name="P3" style:family="paragraph" style:parent-style-name="Preformatted_20_Text">
      <style:text-properties fo:font-size="15pt" officeooo:rsid="00227aa6" officeooo:paragraph-rsid="00227aa6" style:font-size-asian="15pt" style:font-size-complex="15pt"/>
    </style:style>
    <style:style style:name="P4" style:family="paragraph" style:parent-style-name="Preformatted_20_Text">
      <style:text-properties fo:font-size="15pt" officeooo:rsid="0024201d" officeooo:paragraph-rsid="004c62c2" style:font-size-asian="15pt" style:font-size-complex="15pt"/>
    </style:style>
    <style:style style:name="P5" style:family="paragraph" style:parent-style-name="Preformatted_20_Text">
      <style:text-properties fo:font-size="15pt" officeooo:rsid="0033d55a" officeooo:paragraph-rsid="0034ba69" style:font-size-asian="15pt" style:font-size-complex="15pt"/>
    </style:style>
    <style:style style:name="P6" style:family="paragraph" style:parent-style-name="Preformatted_20_Text">
      <style:text-properties fo:font-size="15pt" officeooo:rsid="003a6b11" officeooo:paragraph-rsid="003a6b11" style:font-size-asian="15pt" style:font-size-complex="15pt"/>
    </style:style>
    <style:style style:name="P7" style:family="paragraph" style:parent-style-name="Preformatted_20_Text">
      <style:text-properties fo:font-size="15pt" officeooo:rsid="004b82ae" officeooo:paragraph-rsid="004b82ae" style:font-size-asian="15pt" style:font-size-complex="15pt"/>
    </style:style>
    <style:style style:name="P8" style:family="paragraph" style:parent-style-name="Preformatted_20_Text">
      <style:text-properties fo:font-size="15pt" officeooo:rsid="004b82ae" officeooo:paragraph-rsid="00ecff57" style:font-size-asian="15pt" style:font-size-complex="15pt"/>
    </style:style>
    <style:style style:name="P9" style:family="paragraph" style:parent-style-name="Preformatted_20_Text">
      <style:text-properties fo:font-size="15pt" officeooo:rsid="0052afbb" officeooo:paragraph-rsid="0052afbb" style:font-size-asian="15pt" style:font-size-complex="15pt"/>
    </style:style>
    <style:style style:name="P10" style:family="paragraph" style:parent-style-name="Preformatted_20_Text">
      <style:text-properties fo:font-size="15pt" officeooo:rsid="0054d579" officeooo:paragraph-rsid="0054d579" style:font-size-asian="15pt" style:font-size-complex="15pt"/>
    </style:style>
    <style:style style:name="P11" style:family="paragraph" style:parent-style-name="Preformatted_20_Text">
      <style:text-properties fo:font-size="15pt" officeooo:rsid="005a5b5a" officeooo:paragraph-rsid="005a5b5a" style:font-size-asian="15pt" style:font-size-complex="15pt"/>
    </style:style>
    <style:style style:name="P12" style:family="paragraph" style:parent-style-name="Preformatted_20_Text">
      <style:text-properties fo:font-size="15pt" officeooo:rsid="00634ec0" officeooo:paragraph-rsid="00634ec0" style:font-size-asian="15pt" style:font-size-complex="15pt"/>
    </style:style>
    <style:style style:name="P13" style:family="paragraph" style:parent-style-name="Preformatted_20_Text">
      <style:text-properties fo:font-size="15pt" officeooo:rsid="00634ec0" officeooo:paragraph-rsid="013865e7" style:font-size-asian="15pt" style:font-size-complex="15pt"/>
    </style:style>
    <style:style style:name="P14" style:family="paragraph" style:parent-style-name="Preformatted_20_Text">
      <style:text-properties fo:font-size="15pt" officeooo:rsid="0063ce70" officeooo:paragraph-rsid="0063ce70" style:font-size-asian="15pt" style:font-size-complex="15pt"/>
    </style:style>
    <style:style style:name="P15" style:family="paragraph" style:parent-style-name="Preformatted_20_Text">
      <style:text-properties fo:font-size="15pt" officeooo:rsid="0063ce70" officeooo:paragraph-rsid="00634ec0" style:font-size-asian="15pt" style:font-size-complex="15pt"/>
    </style:style>
    <style:style style:name="P16" style:family="paragraph" style:parent-style-name="Preformatted_20_Text">
      <style:text-properties fo:font-size="15pt" officeooo:rsid="006573ec" officeooo:paragraph-rsid="006573ec" style:font-size-asian="15pt" style:font-size-complex="15pt"/>
    </style:style>
    <style:style style:name="P17" style:family="paragraph" style:parent-style-name="Preformatted_20_Text">
      <style:text-properties fo:font-size="15pt" officeooo:rsid="0066983b" officeooo:paragraph-rsid="0066983b" style:font-size-asian="15pt" style:font-size-complex="15pt"/>
    </style:style>
    <style:style style:name="P18" style:family="paragraph" style:parent-style-name="Preformatted_20_Text">
      <style:text-properties fo:font-size="15pt" officeooo:rsid="0068948b" officeooo:paragraph-rsid="0068948b" style:font-size-asian="15pt" style:font-size-complex="15pt"/>
    </style:style>
    <style:style style:name="P19" style:family="paragraph" style:parent-style-name="Preformatted_20_Text">
      <style:text-properties fo:font-size="15pt" officeooo:rsid="0068fd47" officeooo:paragraph-rsid="0068fd47" style:font-size-asian="15pt" style:font-size-complex="15pt"/>
    </style:style>
    <style:style style:name="P20" style:family="paragraph" style:parent-style-name="Preformatted_20_Text">
      <style:text-properties fo:font-size="15pt" officeooo:rsid="006b01d7" officeooo:paragraph-rsid="006b01d7" style:font-size-asian="15pt" style:font-size-complex="15pt"/>
    </style:style>
    <style:style style:name="P21" style:family="paragraph" style:parent-style-name="Preformatted_20_Text">
      <style:text-properties fo:font-size="15pt" officeooo:rsid="006ed803" officeooo:paragraph-rsid="006ed803" style:font-size-asian="15pt" style:font-size-complex="15pt"/>
    </style:style>
    <style:style style:name="P22" style:family="paragraph" style:parent-style-name="Preformatted_20_Text">
      <style:text-properties fo:font-size="15pt" officeooo:paragraph-rsid="001e89e6" style:font-size-asian="15pt" style:font-size-complex="15pt"/>
    </style:style>
    <style:style style:name="P23" style:family="paragraph" style:parent-style-name="Preformatted_20_Text">
      <style:text-properties fo:font-size="15pt" officeooo:rsid="0079f500" officeooo:paragraph-rsid="0079f500" style:font-size-asian="15pt" style:font-size-complex="15pt"/>
    </style:style>
    <style:style style:name="P24" style:family="paragraph" style:parent-style-name="Preformatted_20_Text">
      <style:text-properties fo:font-size="15pt" officeooo:rsid="007b7e54" officeooo:paragraph-rsid="007b7e54" style:font-size-asian="15pt" style:font-size-complex="15pt"/>
    </style:style>
    <style:style style:name="P25" style:family="paragraph" style:parent-style-name="Preformatted_20_Text">
      <style:text-properties fo:font-size="15pt" officeooo:rsid="007ee86b" officeooo:paragraph-rsid="007ee86b" style:font-size-asian="15pt" style:font-size-complex="15pt"/>
    </style:style>
    <style:style style:name="P26" style:family="paragraph" style:parent-style-name="Preformatted_20_Text">
      <style:text-properties fo:font-size="15pt" officeooo:rsid="007ef2b0" officeooo:paragraph-rsid="007ef2b0" style:font-size-asian="15pt" style:font-size-complex="15pt"/>
    </style:style>
    <style:style style:name="P27" style:family="paragraph" style:parent-style-name="Preformatted_20_Text">
      <style:text-properties fo:font-size="15pt" officeooo:rsid="008424fc" officeooo:paragraph-rsid="008424fc" style:font-size-asian="15pt" style:font-size-complex="15pt"/>
    </style:style>
    <style:style style:name="P28" style:family="paragraph" style:parent-style-name="Preformatted_20_Text">
      <style:text-properties fo:font-size="15pt" officeooo:rsid="00853a46" officeooo:paragraph-rsid="00853a46" style:font-size-asian="15pt" style:font-size-complex="15pt"/>
    </style:style>
    <style:style style:name="P29" style:family="paragraph" style:parent-style-name="Preformatted_20_Text">
      <style:text-properties fo:font-size="15pt" officeooo:rsid="0092d338" officeooo:paragraph-rsid="016b1c89" style:font-size-asian="15pt" style:font-size-complex="15pt"/>
    </style:style>
    <style:style style:name="P30" style:family="paragraph" style:parent-style-name="Preformatted_20_Text">
      <style:text-properties fo:font-size="15pt" officeooo:rsid="0096a498" officeooo:paragraph-rsid="0096a498" style:font-size-asian="15pt" style:font-size-complex="15pt"/>
    </style:style>
    <style:style style:name="P31" style:family="paragraph" style:parent-style-name="Preformatted_20_Text">
      <style:text-properties fo:font-size="15pt" officeooo:rsid="00a7026b" officeooo:paragraph-rsid="00a7026b" style:font-size-asian="15pt" style:font-size-complex="15pt"/>
    </style:style>
    <style:style style:name="P32" style:family="paragraph" style:parent-style-name="Preformatted_20_Text">
      <style:text-properties fo:font-size="15pt" officeooo:rsid="001e89e6" officeooo:paragraph-rsid="001e89e6" style:font-size-asian="15pt" style:font-size-complex="15pt"/>
    </style:style>
    <style:style style:name="P33" style:family="paragraph" style:parent-style-name="Preformatted_20_Text">
      <style:text-properties fo:font-size="15pt" officeooo:rsid="001e89e6" officeooo:paragraph-rsid="00b99566" style:font-size-asian="15pt" style:font-size-complex="15pt"/>
    </style:style>
    <style:style style:name="P34" style:family="paragraph" style:parent-style-name="Preformatted_20_Text">
      <style:text-properties fo:font-size="15pt" officeooo:rsid="00a70524" officeooo:paragraph-rsid="00a70524" style:font-size-asian="15pt" style:font-size-complex="15pt"/>
    </style:style>
    <style:style style:name="P35" style:family="paragraph" style:parent-style-name="Preformatted_20_Text">
      <style:text-properties fo:font-size="15pt" officeooo:rsid="00a70524" officeooo:paragraph-rsid="00a9346f" style:font-size-asian="15pt" style:font-size-complex="15pt"/>
    </style:style>
    <style:style style:name="P36" style:family="paragraph" style:parent-style-name="Preformatted_20_Text">
      <style:text-properties fo:font-size="15pt" officeooo:rsid="00a76619" officeooo:paragraph-rsid="00a76619" style:font-size-asian="15pt" style:font-size-complex="15pt"/>
    </style:style>
    <style:style style:name="P37" style:family="paragraph" style:parent-style-name="Preformatted_20_Text">
      <style:text-properties fo:font-size="15pt" officeooo:rsid="00a76619" officeooo:paragraph-rsid="00a9346f" style:font-size-asian="15pt" style:font-size-complex="15pt"/>
    </style:style>
    <style:style style:name="P38" style:family="paragraph" style:parent-style-name="Preformatted_20_Text">
      <style:text-properties fo:font-size="15pt" officeooo:rsid="00a77e00" officeooo:paragraph-rsid="00a77e00" style:font-size-asian="15pt" style:font-size-complex="15pt"/>
    </style:style>
    <style:style style:name="P39" style:family="paragraph" style:parent-style-name="Preformatted_20_Text">
      <style:text-properties fo:font-size="15pt" officeooo:rsid="00aba68f" officeooo:paragraph-rsid="00aba68f" style:font-size-asian="15pt" style:font-size-complex="15pt"/>
    </style:style>
    <style:style style:name="P40" style:family="paragraph" style:parent-style-name="Preformatted_20_Text">
      <style:text-properties fo:font-size="15pt" officeooo:rsid="00ac0ba6" officeooo:paragraph-rsid="00ac0ba6" style:font-size-asian="15pt" style:font-size-complex="15pt"/>
    </style:style>
    <style:style style:name="P41" style:family="paragraph" style:parent-style-name="Preformatted_20_Text">
      <style:text-properties fo:font-size="15pt" officeooo:rsid="00aef69f" officeooo:paragraph-rsid="00aef69f" style:font-size-asian="15pt" style:font-size-complex="15pt"/>
    </style:style>
    <style:style style:name="P42" style:family="paragraph" style:parent-style-name="Preformatted_20_Text">
      <style:text-properties fo:font-size="15pt" officeooo:rsid="00aef69f" officeooo:paragraph-rsid="00bdeb24" style:font-size-asian="15pt" style:font-size-complex="15pt"/>
    </style:style>
    <style:style style:name="P43" style:family="paragraph" style:parent-style-name="Preformatted_20_Text">
      <style:text-properties fo:font-size="15pt" officeooo:rsid="00b596a0" officeooo:paragraph-rsid="00b596a0" style:font-size-asian="15pt" style:font-size-complex="15pt"/>
    </style:style>
    <style:style style:name="P44" style:family="paragraph" style:parent-style-name="Preformatted_20_Text">
      <style:text-properties fo:font-size="15pt" officeooo:rsid="00bdeb24" officeooo:paragraph-rsid="00bdeb24" style:font-size-asian="15pt" style:font-size-complex="15pt"/>
    </style:style>
    <style:style style:name="P45" style:family="paragraph" style:parent-style-name="Preformatted_20_Text">
      <style:text-properties fo:font-size="15pt" officeooo:rsid="00bf4789" officeooo:paragraph-rsid="00bf4789" style:font-size-asian="15pt" style:font-size-complex="15pt"/>
    </style:style>
    <style:style style:name="P46" style:family="paragraph" style:parent-style-name="Preformatted_20_Text">
      <style:text-properties fo:font-size="15pt" officeooo:rsid="00c3299e" officeooo:paragraph-rsid="00c3299e" style:font-size-asian="15pt" style:font-size-complex="15pt"/>
    </style:style>
    <style:style style:name="P47" style:family="paragraph" style:parent-style-name="Preformatted_20_Text">
      <style:text-properties fo:font-size="15pt" officeooo:rsid="00c6c9c2" officeooo:paragraph-rsid="00c6c9c2" style:font-size-asian="15pt" style:font-size-complex="15pt"/>
    </style:style>
    <style:style style:name="P48" style:family="paragraph" style:parent-style-name="Preformatted_20_Text">
      <style:text-properties fo:font-size="15pt" officeooo:rsid="00c98c7f" officeooo:paragraph-rsid="00c98c7f" style:font-size-asian="15pt" style:font-size-complex="15pt"/>
    </style:style>
    <style:style style:name="P49" style:family="paragraph" style:parent-style-name="Preformatted_20_Text">
      <style:text-properties fo:font-size="15pt" officeooo:rsid="00cb1fd4" officeooo:paragraph-rsid="008424fc" style:font-size-asian="15pt" style:font-size-complex="15pt"/>
    </style:style>
    <style:style style:name="P50" style:family="paragraph" style:parent-style-name="Preformatted_20_Text">
      <style:text-properties fo:font-size="15pt" officeooo:rsid="00880c6f" officeooo:paragraph-rsid="003bcc02" style:font-size-asian="15pt" style:font-size-complex="15pt"/>
    </style:style>
    <style:style style:name="P51" style:family="paragraph" style:parent-style-name="Preformatted_20_Text">
      <style:text-properties fo:font-size="15pt" officeooo:rsid="00e9cc2b" officeooo:paragraph-rsid="0134ca63" style:font-size-asian="15pt" style:font-size-complex="15pt"/>
    </style:style>
    <style:style style:name="P52" style:family="paragraph" style:parent-style-name="Preformatted_20_Text">
      <style:text-properties fo:font-size="15pt" officeooo:rsid="004551dc" officeooo:paragraph-rsid="004551dc" style:font-size-asian="15pt" style:font-size-complex="15pt"/>
    </style:style>
    <style:style style:name="P53" style:family="paragraph" style:parent-style-name="Preformatted_20_Text">
      <style:text-properties fo:font-size="15pt" officeooo:rsid="00eeb5d5" officeooo:paragraph-rsid="003e28b1" style:font-size-asian="15pt" style:font-size-complex="15pt"/>
    </style:style>
    <style:style style:name="P54" style:family="paragraph" style:parent-style-name="Preformatted_20_Text">
      <style:text-properties fo:font-size="15pt" officeooo:rsid="00ef974b" officeooo:paragraph-rsid="00ef974b" style:font-size-asian="15pt" style:font-size-complex="15pt"/>
    </style:style>
    <style:style style:name="P55" style:family="paragraph" style:parent-style-name="Preformatted_20_Text">
      <style:text-properties fo:font-size="15pt" officeooo:rsid="00566c71" officeooo:paragraph-rsid="00566c71" style:font-size-asian="15pt" style:font-size-complex="15pt"/>
    </style:style>
    <style:style style:name="P56" style:family="paragraph" style:parent-style-name="Preformatted_20_Text">
      <style:text-properties fo:font-size="15pt" officeooo:rsid="006db4b6" officeooo:paragraph-rsid="006d7bfe" style:font-size-asian="15pt" style:font-size-complex="15pt"/>
    </style:style>
    <style:style style:name="P57" style:family="paragraph" style:parent-style-name="Preformatted_20_Text">
      <style:text-properties fo:font-size="15pt" officeooo:rsid="00fdb961" officeooo:paragraph-rsid="00fdb961" style:font-size-asian="15pt" style:font-size-complex="15pt"/>
    </style:style>
    <style:style style:name="P58" style:family="paragraph" style:parent-style-name="Preformatted_20_Text">
      <style:text-properties fo:font-size="15pt" officeooo:rsid="00ffa355" officeooo:paragraph-rsid="00ffa355" style:font-size-asian="15pt" style:font-size-complex="15pt"/>
    </style:style>
    <style:style style:name="P59" style:family="paragraph" style:parent-style-name="Preformatted_20_Text">
      <style:text-properties fo:font-size="15pt" officeooo:rsid="00ffa355" officeooo:paragraph-rsid="0105f1ec" style:font-size-asian="15pt" style:font-size-complex="15pt"/>
    </style:style>
    <style:style style:name="P60" style:family="paragraph" style:parent-style-name="Preformatted_20_Text">
      <style:text-properties fo:font-size="15pt" officeooo:rsid="00ffa8dd" officeooo:paragraph-rsid="00ffa8dd" style:font-size-asian="15pt" style:font-size-complex="15pt"/>
    </style:style>
    <style:style style:name="P61" style:family="paragraph" style:parent-style-name="Preformatted_20_Text">
      <style:text-properties fo:font-size="15pt" officeooo:rsid="00ffa8dd" officeooo:paragraph-rsid="0102bda2" style:font-size-asian="15pt" style:font-size-complex="15pt"/>
    </style:style>
    <style:style style:name="P62" style:family="paragraph" style:parent-style-name="Preformatted_20_Text">
      <style:text-properties fo:font-size="15pt" officeooo:rsid="0100d796" officeooo:paragraph-rsid="0100d796" style:font-size-asian="15pt" style:font-size-complex="15pt"/>
    </style:style>
    <style:style style:name="P63" style:family="paragraph" style:parent-style-name="Preformatted_20_Text">
      <style:text-properties fo:font-size="15pt" officeooo:rsid="010925b2" style:font-size-asian="15pt" style:font-size-complex="15pt"/>
    </style:style>
    <style:style style:name="P64" style:family="paragraph" style:parent-style-name="Preformatted_20_Text">
      <style:text-properties fo:font-size="15pt" officeooo:rsid="010d1962" officeooo:paragraph-rsid="010d1962" style:font-size-asian="15pt" style:font-size-complex="15pt"/>
    </style:style>
    <style:style style:name="P65" style:family="paragraph" style:parent-style-name="Preformatted_20_Text">
      <style:text-properties fo:font-size="15pt" officeooo:rsid="010d1962" officeooo:paragraph-rsid="0146d41f" style:font-size-asian="15pt" style:font-size-complex="15pt"/>
    </style:style>
    <style:style style:name="P66" style:family="paragraph" style:parent-style-name="Preformatted_20_Text">
      <style:text-properties fo:font-size="15pt" officeooo:rsid="00803953" officeooo:paragraph-rsid="011b3395" style:font-size-asian="15pt" style:font-size-complex="15pt"/>
    </style:style>
    <style:style style:name="P67" style:family="paragraph" style:parent-style-name="Preformatted_20_Text">
      <style:text-properties fo:font-size="15pt" officeooo:rsid="00896bae" officeooo:paragraph-rsid="00896bae" style:font-size-asian="15pt" style:font-size-complex="15pt"/>
    </style:style>
    <style:style style:name="P68" style:family="paragraph" style:parent-style-name="Preformatted_20_Text">
      <style:text-properties fo:font-size="15pt" officeooo:rsid="0113d9b1" officeooo:paragraph-rsid="0113d9b1" style:font-size-asian="15pt" style:font-size-complex="15pt"/>
    </style:style>
    <style:style style:name="P69" style:family="paragraph" style:parent-style-name="Preformatted_20_Text">
      <style:text-properties fo:font-size="15pt" officeooo:rsid="0116b43c" officeooo:paragraph-rsid="0116b43c" style:font-size-asian="15pt" style:font-size-complex="15pt"/>
    </style:style>
    <style:style style:name="P70" style:family="paragraph" style:parent-style-name="Preformatted_20_Text">
      <style:text-properties fo:font-size="15pt" officeooo:rsid="0117c095" officeooo:paragraph-rsid="0117c095" style:font-size-asian="15pt" style:font-size-complex="15pt"/>
    </style:style>
    <style:style style:name="P71" style:family="paragraph" style:parent-style-name="Preformatted_20_Text">
      <style:text-properties fo:font-size="15pt" officeooo:rsid="0117c095" officeooo:paragraph-rsid="011b3395" style:font-size-asian="15pt" style:font-size-complex="15pt"/>
    </style:style>
    <style:style style:name="P72" style:family="paragraph" style:parent-style-name="Preformatted_20_Text">
      <style:text-properties fo:font-size="15pt" officeooo:rsid="0117c095" officeooo:paragraph-rsid="01557164" style:font-size-asian="15pt" style:font-size-complex="15pt"/>
    </style:style>
    <style:style style:name="P73" style:family="paragraph" style:parent-style-name="Preformatted_20_Text">
      <style:text-properties fo:font-size="15pt" officeooo:rsid="011b3395" officeooo:paragraph-rsid="011b3395" style:font-size-asian="15pt" style:font-size-complex="15pt"/>
    </style:style>
    <style:style style:name="P74" style:family="paragraph" style:parent-style-name="Preformatted_20_Text">
      <style:text-properties fo:font-size="15pt" officeooo:rsid="011c6c08" officeooo:paragraph-rsid="011d949c" style:font-size-asian="15pt" style:font-size-complex="15pt"/>
    </style:style>
    <style:style style:name="P75" style:family="paragraph" style:parent-style-name="Preformatted_20_Text">
      <style:text-properties fo:font-size="15pt" officeooo:rsid="011db87a" officeooo:paragraph-rsid="011db87a" style:font-size-asian="15pt" style:font-size-complex="15pt"/>
    </style:style>
    <style:style style:name="P76" style:family="paragraph" style:parent-style-name="Preformatted_20_Text">
      <style:text-properties fo:font-size="15pt" officeooo:rsid="011f828b" officeooo:paragraph-rsid="011f828b" style:font-size-asian="15pt" style:font-size-complex="15pt"/>
    </style:style>
    <style:style style:name="P77" style:family="paragraph" style:parent-style-name="Preformatted_20_Text">
      <style:text-properties fo:font-size="15pt" officeooo:rsid="0120d558" officeooo:paragraph-rsid="0120d558" style:font-size-asian="15pt" style:font-size-complex="15pt"/>
    </style:style>
    <style:style style:name="P78" style:family="paragraph" style:parent-style-name="Preformatted_20_Text">
      <style:text-properties fo:font-size="15pt" officeooo:rsid="0122d243" officeooo:paragraph-rsid="0120d558" style:font-size-asian="15pt" style:font-size-complex="15pt"/>
    </style:style>
    <style:style style:name="P79" style:family="paragraph" style:parent-style-name="Preformatted_20_Text">
      <style:text-properties fo:font-size="15pt" officeooo:rsid="0122d243" officeooo:paragraph-rsid="0122d243" style:font-size-asian="15pt" style:font-size-complex="15pt"/>
    </style:style>
    <style:style style:name="P80" style:family="paragraph" style:parent-style-name="Preformatted_20_Text">
      <style:text-properties fo:font-size="15pt" officeooo:rsid="01238e9d" officeooo:paragraph-rsid="01238e9d" style:font-size-asian="15pt" style:font-size-complex="15pt"/>
    </style:style>
    <style:style style:name="P81" style:family="paragraph" style:parent-style-name="Preformatted_20_Text">
      <style:text-properties fo:font-size="15pt" officeooo:rsid="0124c657" officeooo:paragraph-rsid="0124c657" style:font-size-asian="15pt" style:font-size-complex="15pt"/>
    </style:style>
    <style:style style:name="P82" style:family="paragraph" style:parent-style-name="Preformatted_20_Text">
      <style:text-properties fo:font-size="15pt" officeooo:rsid="0129c107" officeooo:paragraph-rsid="0129c107" style:font-size-asian="15pt" style:font-size-complex="15pt"/>
    </style:style>
    <style:style style:name="P83" style:family="paragraph" style:parent-style-name="Preformatted_20_Text">
      <style:text-properties fo:font-size="15pt" officeooo:rsid="012eb230" officeooo:paragraph-rsid="012eb230" style:font-size-asian="15pt" style:font-size-complex="15pt"/>
    </style:style>
    <style:style style:name="P84" style:family="paragraph" style:parent-style-name="Preformatted_20_Text">
      <style:text-properties fo:font-size="15pt" officeooo:rsid="0034ba69" officeooo:paragraph-rsid="01301942" style:font-size-asian="15pt" style:font-size-complex="15pt"/>
    </style:style>
    <style:style style:name="P85" style:family="paragraph" style:parent-style-name="Preformatted_20_Text">
      <style:text-properties fo:font-size="15pt" officeooo:rsid="01304d4b" officeooo:paragraph-rsid="01304d4b" style:font-size-asian="15pt" style:font-size-complex="15pt"/>
    </style:style>
    <style:style style:name="P86" style:family="paragraph" style:parent-style-name="Preformatted_20_Text">
      <style:text-properties fo:font-size="15pt" officeooo:rsid="0133419a" officeooo:paragraph-rsid="0133419a" style:font-size-asian="15pt" style:font-size-complex="15pt"/>
    </style:style>
    <style:style style:name="P87" style:family="paragraph" style:parent-style-name="Preformatted_20_Text">
      <style:text-properties fo:font-size="15pt" officeooo:rsid="0134ca63" officeooo:paragraph-rsid="0134ca63" style:font-size-asian="15pt" style:font-size-complex="15pt"/>
    </style:style>
    <style:style style:name="P88" style:family="paragraph" style:parent-style-name="Preformatted_20_Text">
      <style:text-properties fo:font-size="15pt" officeooo:rsid="013865e7" officeooo:paragraph-rsid="013865e7" style:font-size-asian="15pt" style:font-size-complex="15pt"/>
    </style:style>
    <style:style style:name="P89" style:family="paragraph" style:parent-style-name="Preformatted_20_Text">
      <style:text-properties fo:font-size="15pt" officeooo:rsid="013a2173" officeooo:paragraph-rsid="013a2173" style:font-size-asian="15pt" style:font-size-complex="15pt"/>
    </style:style>
    <style:style style:name="P90" style:family="paragraph" style:parent-style-name="Preformatted_20_Text">
      <style:text-properties fo:font-size="15pt" officeooo:rsid="013e1c63" officeooo:paragraph-rsid="013e1c63" style:font-size-asian="15pt" style:font-size-complex="15pt"/>
    </style:style>
    <style:style style:name="P91" style:family="paragraph" style:parent-style-name="Preformatted_20_Text">
      <style:text-properties fo:font-size="15pt" officeooo:rsid="013fd42e" officeooo:paragraph-rsid="013fd42e" style:font-size-asian="15pt" style:font-size-complex="15pt"/>
    </style:style>
    <style:style style:name="P92" style:family="paragraph" style:parent-style-name="Preformatted_20_Text">
      <style:text-properties fo:font-size="15pt" officeooo:rsid="01403ebf" officeooo:paragraph-rsid="01403ebf" style:font-size-asian="15pt" style:font-size-complex="15pt"/>
    </style:style>
    <style:style style:name="P93" style:family="paragraph" style:parent-style-name="Preformatted_20_Text">
      <style:text-properties fo:font-size="15pt" officeooo:rsid="0143454e" officeooo:paragraph-rsid="0143454e" style:font-size-asian="15pt" style:font-size-complex="15pt"/>
    </style:style>
    <style:style style:name="P94" style:family="paragraph" style:parent-style-name="Preformatted_20_Text">
      <style:text-properties fo:font-size="15pt" officeooo:paragraph-rsid="00ffa355" style:font-size-asian="15pt" style:font-size-complex="15pt"/>
    </style:style>
    <style:style style:name="P95" style:family="paragraph" style:parent-style-name="Preformatted_20_Text">
      <style:text-properties fo:font-size="15pt" officeooo:rsid="0146d41f" officeooo:paragraph-rsid="0146d41f" style:font-size-asian="15pt" style:font-size-complex="15pt"/>
    </style:style>
    <style:style style:name="P96" style:family="paragraph" style:parent-style-name="Preformatted_20_Text">
      <style:text-properties fo:font-size="15pt" officeooo:rsid="014afb26" officeooo:paragraph-rsid="014afb26" style:font-size-asian="15pt" style:font-size-complex="15pt"/>
    </style:style>
    <style:style style:name="P97" style:family="paragraph" style:parent-style-name="Preformatted_20_Text">
      <style:text-properties fo:font-size="15pt" officeooo:rsid="014afb26" officeooo:paragraph-rsid="01102e70" style:font-size-asian="15pt" style:font-size-complex="15pt"/>
    </style:style>
    <style:style style:name="P98" style:family="paragraph" style:parent-style-name="Preformatted_20_Text">
      <style:text-properties fo:font-size="15pt" officeooo:rsid="014ca10f" officeooo:paragraph-rsid="014ca10f" style:font-size-asian="15pt" style:font-size-complex="15pt"/>
    </style:style>
    <style:style style:name="P99" style:family="paragraph" style:parent-style-name="Preformatted_20_Text">
      <style:text-properties fo:font-size="15pt" officeooo:rsid="014ee41f" officeooo:paragraph-rsid="014ee41f" style:font-size-asian="15pt" style:font-size-complex="15pt"/>
    </style:style>
    <style:style style:name="P100" style:family="paragraph" style:parent-style-name="Preformatted_20_Text">
      <style:text-properties fo:font-size="15pt" officeooo:rsid="01527108" officeooo:paragraph-rsid="01527108" style:font-size-asian="15pt" style:font-size-complex="15pt"/>
    </style:style>
    <style:style style:name="P101" style:family="paragraph" style:parent-style-name="Preformatted_20_Text">
      <style:text-properties fo:font-size="15pt" officeooo:rsid="0156eb53" officeooo:paragraph-rsid="0156eb53" style:font-size-asian="15pt" style:font-size-complex="15pt"/>
    </style:style>
    <style:style style:name="P102" style:family="paragraph" style:parent-style-name="Preformatted_20_Text">
      <style:text-properties fo:font-size="15pt" officeooo:rsid="0156eb53" officeooo:paragraph-rsid="0156ffbc" style:font-size-asian="15pt" style:font-size-complex="15pt"/>
    </style:style>
    <style:style style:name="P103" style:family="paragraph" style:parent-style-name="Preformatted_20_Text">
      <style:text-properties fo:font-size="15pt" officeooo:rsid="0158c0be" officeooo:paragraph-rsid="0158c0be" style:font-size-asian="15pt" style:font-size-complex="15pt"/>
    </style:style>
    <style:style style:name="P104" style:family="paragraph" style:parent-style-name="Preformatted_20_Text">
      <style:text-properties fo:font-size="15pt" officeooo:rsid="015959a8" officeooo:paragraph-rsid="015959a8" style:font-size-asian="15pt" style:font-size-complex="15pt"/>
    </style:style>
    <style:style style:name="P105" style:family="paragraph" style:parent-style-name="Preformatted_20_Text">
      <style:text-properties fo:font-size="15pt" officeooo:rsid="015c1ecf" officeooo:paragraph-rsid="015c1ecf" style:font-size-asian="15pt" style:font-size-complex="15pt"/>
    </style:style>
    <style:style style:name="P106" style:family="paragraph" style:parent-style-name="Preformatted_20_Text">
      <style:text-properties fo:font-size="15pt" officeooo:rsid="015c2a0e" officeooo:paragraph-rsid="015c2a0e" style:font-size-asian="15pt" style:font-size-complex="15pt"/>
    </style:style>
    <style:style style:name="P107" style:family="paragraph" style:parent-style-name="Preformatted_20_Text">
      <style:text-properties fo:font-size="15pt" officeooo:rsid="015e5309" officeooo:paragraph-rsid="015e5309" style:font-size-asian="15pt" style:font-size-complex="15pt"/>
    </style:style>
    <style:style style:name="P108" style:family="paragraph" style:parent-style-name="Preformatted_20_Text">
      <style:text-properties fo:font-size="15pt" officeooo:rsid="01601ebf" officeooo:paragraph-rsid="01601ebf" style:font-size-asian="15pt" style:font-size-complex="15pt"/>
    </style:style>
    <style:style style:name="P109" style:family="paragraph" style:parent-style-name="Preformatted_20_Text">
      <style:text-properties fo:font-size="15pt" officeooo:rsid="01615b68" officeooo:paragraph-rsid="01615b68" style:font-size-asian="15pt" style:font-size-complex="15pt"/>
    </style:style>
    <style:style style:name="P110" style:family="paragraph" style:parent-style-name="Preformatted_20_Text">
      <style:text-properties fo:font-size="15pt" officeooo:rsid="016452d0" officeooo:paragraph-rsid="016452d0" style:font-size-asian="15pt" style:font-size-complex="15pt"/>
    </style:style>
    <style:style style:name="P111" style:family="paragraph" style:parent-style-name="Preformatted_20_Text">
      <style:text-properties fo:font-size="15pt" officeooo:rsid="0167f9ac" officeooo:paragraph-rsid="0167f9ac" style:font-size-asian="15pt" style:font-size-complex="15pt"/>
    </style:style>
    <style:style style:name="P112" style:family="paragraph" style:parent-style-name="Preformatted_20_Text">
      <style:text-properties fo:font-size="15pt" officeooo:rsid="008990b4" officeooo:paragraph-rsid="016b1c89" style:font-size-asian="15pt" style:font-size-complex="15pt"/>
    </style:style>
    <style:style style:name="P113" style:family="paragraph" style:parent-style-name="Preformatted_20_Text">
      <style:text-properties fo:font-size="15pt" officeooo:rsid="016ed0df" officeooo:paragraph-rsid="016ed0df" style:font-size-asian="15pt" style:font-size-complex="15pt"/>
    </style:style>
    <style:style style:name="P114" style:family="paragraph" style:parent-style-name="Preformatted_20_Text">
      <style:text-properties fo:font-size="15pt" officeooo:rsid="00917c3a" officeooo:paragraph-rsid="016ed0df" style:font-size-asian="15pt" style:font-size-complex="15pt"/>
    </style:style>
    <style:style style:name="P115" style:family="paragraph" style:parent-style-name="Preformatted_20_Text">
      <style:text-properties fo:font-size="15pt" officeooo:rsid="0173a4ed" officeooo:paragraph-rsid="0173a4ed" style:font-size-asian="15pt" style:font-size-complex="15pt"/>
    </style:style>
    <style:style style:name="P116" style:family="paragraph" style:parent-style-name="Preformatted_20_Text">
      <style:text-properties fo:font-size="15pt" officeooo:rsid="017435d8" officeooo:paragraph-rsid="017435d8" style:font-size-asian="15pt" style:font-size-complex="15pt"/>
    </style:style>
    <style:style style:name="P117" style:family="paragraph" style:parent-style-name="Preformatted_20_Text">
      <style:text-properties fo:font-size="15pt" officeooo:rsid="0179c21a" officeooo:paragraph-rsid="0179c21a" style:font-size-asian="15pt" style:font-size-complex="15pt"/>
    </style:style>
    <style:style style:name="P118" style:family="paragraph" style:parent-style-name="Preformatted_20_Text">
      <style:text-properties fo:font-size="15pt" officeooo:rsid="0128b434" officeooo:paragraph-rsid="00853a46" style:font-size-asian="15pt" style:font-size-complex="15pt"/>
    </style:style>
    <style:style style:name="P119" style:family="paragraph" style:parent-style-name="Preformatted_20_Text">
      <style:text-properties fo:font-size="15pt" officeooo:rsid="006e4931" officeooo:paragraph-rsid="006db4b6" style:font-size-asian="15pt" style:font-size-complex="15pt"/>
    </style:style>
    <style:style style:name="P120" style:family="paragraph" style:parent-style-name="Preformatted_20_Text">
      <style:text-properties fo:font-size="15pt" officeooo:rsid="01102e70" officeooo:paragraph-rsid="01102e70" style:font-size-asian="15pt" style:font-size-complex="15pt"/>
    </style:style>
    <style:style style:name="P121" style:family="paragraph" style:parent-style-name="Preformatted_20_Text">
      <style:text-properties fo:font-size="15pt" officeooo:rsid="0156ffbc" officeooo:paragraph-rsid="0156ffbc" style:font-size-asian="15pt" style:font-size-complex="15pt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officeooo:rsid="00164968" officeooo:paragraph-rsid="00164968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officeooo:rsid="00174a55" officeooo:paragraph-rsid="00174a55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officeooo:rsid="0018030d" officeooo:paragraph-rsid="0018030d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officeooo:rsid="001ade7e" officeooo:paragraph-rsid="001ade7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officeooo:rsid="00a19c3e" officeooo:paragraph-rsid="00a19c3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officeooo:rsid="00a19c3e" officeooo:paragraph-rsid="00164968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officeooo:rsid="00a3760e" officeooo:paragraph-rsid="00a3760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officeooo:rsid="00a3760e" officeooo:paragraph-rsid="00164968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officeooo:rsid="00a512c4" officeooo:paragraph-rsid="00a512c4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officeooo:rsid="00a512c4" officeooo:paragraph-rsid="001ade7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overline-style="none" style:text-overline-color="font-color"/>
    </style:style>
    <style:style style:name="T1" style:family="text">
      <style:text-properties officeooo:rsid="0024201d"/>
    </style:style>
    <style:style style:name="T2" style:family="text">
      <style:text-properties officeooo:rsid="007ef2b0"/>
    </style:style>
    <style:style style:name="T3" style:family="text">
      <style:text-properties officeooo:rsid="00853a46"/>
    </style:style>
    <style:style style:name="T4" style:family="text">
      <style:text-properties officeooo:rsid="00a76619"/>
    </style:style>
    <style:style style:name="T5" style:family="text">
      <style:text-properties officeooo:rsid="00a77e00"/>
    </style:style>
    <style:style style:name="T6" style:family="text">
      <style:text-properties officeooo:rsid="00aba68f"/>
    </style:style>
    <style:style style:name="T7" style:family="text">
      <style:text-properties officeooo:rsid="00bc2547"/>
    </style:style>
    <style:style style:name="T8" style:family="text">
      <style:text-properties officeooo:rsid="00c13809"/>
    </style:style>
    <style:style style:name="T9" style:family="text">
      <style:text-properties officeooo:rsid="00c24a38"/>
    </style:style>
    <style:style style:name="T10" style:family="text">
      <style:text-properties officeooo:rsid="00c7de7a"/>
    </style:style>
    <style:style style:name="T11" style:family="text">
      <style:text-properties officeooo:rsid="00cb1fd4"/>
    </style:style>
    <style:style style:name="T12" style:family="text">
      <style:text-properties officeooo:rsid="00cdf69c"/>
    </style:style>
    <style:style style:name="T13" style:family="text">
      <style:text-properties officeooo:rsid="00fdbb33"/>
    </style:style>
    <style:style style:name="T14" style:family="text">
      <style:text-properties officeooo:rsid="0108f7f1"/>
    </style:style>
    <style:style style:name="T15" style:family="text">
      <style:text-properties officeooo:rsid="0127a4d6"/>
    </style:style>
    <style:style style:name="T16" style:family="text">
      <style:text-properties officeooo:rsid="01285c6d"/>
    </style:style>
    <style:style style:name="T17" style:family="text">
      <style:text-properties officeooo:rsid="012fbd93"/>
    </style:style>
    <style:style style:name="T18" style:family="text">
      <style:text-properties officeooo:rsid="01301942"/>
    </style:style>
    <style:style style:name="T19" style:family="text">
      <style:text-properties officeooo:rsid="013205d6"/>
    </style:style>
    <style:style style:name="T20" style:family="text">
      <style:text-properties officeooo:rsid="0134ca63"/>
    </style:style>
    <style:style style:name="T21" style:family="text">
      <style:text-properties officeooo:rsid="013a2173"/>
    </style:style>
    <style:style style:name="T22" style:family="text">
      <style:text-properties officeooo:rsid="013c75c1"/>
    </style:style>
    <style:style style:name="T23" style:family="text">
      <style:text-properties officeooo:rsid="014058e3"/>
    </style:style>
    <style:style style:name="T24" style:family="text">
      <style:text-properties officeooo:rsid="01414b12"/>
    </style:style>
    <style:style style:name="T25" style:family="text">
      <style:text-properties officeooo:rsid="014ca10f"/>
    </style:style>
    <style:style style:name="T26" style:family="text">
      <style:text-properties officeooo:rsid="01557164"/>
    </style:style>
    <style:style style:name="T27" style:family="text">
      <style:text-properties officeooo:rsid="015598e6"/>
    </style:style>
    <style:style style:name="T28" style:family="text">
      <style:text-properties officeooo:rsid="0157d64e"/>
    </style:style>
    <style:style style:name="T29" style:family="text">
      <style:text-properties officeooo:rsid="0158c0be"/>
    </style:style>
    <style:style style:name="T30" style:family="text">
      <style:text-properties officeooo:rsid="015e5309"/>
    </style:style>
    <style:style style:name="T31" style:family="text">
      <style:text-properties officeooo:rsid="01615b68"/>
    </style:style>
    <style:style style:name="T32" style:family="text">
      <style:text-properties officeooo:rsid="0165a8a6"/>
    </style:style>
    <style:style style:name="T33" style:family="text">
      <style:text-properties officeooo:rsid="016ed0df"/>
    </style:style>
    <style:style style:name="T34" style:family="text">
      <style:text-properties officeooo:rsid="016f74e6"/>
    </style:style>
    <style:style style:name="T35" style:family="text">
      <style:text-properties officeooo:rsid="0175e5e5"/>
    </style:style>
    <style:style style:name="T36" style:family="text">
      <style:text-properties officeooo:rsid="017bd310"/>
    </style:style>
    <style:style style:name="T37" style:family="text">
      <style:text-properties officeooo:rsid="017cc5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2">A)</text:p>
      <text:p text:style-name="P8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2">T</text:p>
          </table:table-cell>
          <table:table-cell table:style-name="Table1.A1" office:value-type="string">
            <text:p text:style-name="P122">W</text:p>
          </table:table-cell>
          <table:table-cell table:style-name="Table1.C1" office:value-type="string">
            <text:p text:style-name="P122">P</text:p>
          </table:table-cell>
        </table:table-row>
        <table:table-row>
          <table:table-cell table:style-name="Table1.A2" office:value-type="string">
            <text:p text:style-name="P126">hot</text:p>
          </table:table-cell>
          <table:table-cell table:style-name="Table1.A2" office:value-type="string">
            <text:p text:style-name="P127">sun</text:p>
          </table:table-cell>
          <table:table-cell table:style-name="Table1.C2" office:value-type="string">
            <text:p text:style-name="P123">0.4</text:p>
          </table:table-cell>
        </table:table-row>
        <table:table-row>
          <table:table-cell table:style-name="Table1.A2" office:value-type="string">
            <text:p text:style-name="P126">hot</text:p>
          </table:table-cell>
          <table:table-cell table:style-name="Table1.A2" office:value-type="string">
            <text:p text:style-name="P127">rain</text:p>
          </table:table-cell>
          <table:table-cell table:style-name="Table1.C2" office:value-type="string">
            <text:p text:style-name="P123">0.1</text:p>
          </table:table-cell>
        </table:table-row>
        <table:table-row>
          <table:table-cell table:style-name="Table1.A2" office:value-type="string">
            <text:p text:style-name="P128">cold</text:p>
          </table:table-cell>
          <table:table-cell table:style-name="Table1.A2" office:value-type="string">
            <text:p text:style-name="P129">sun</text:p>
          </table:table-cell>
          <table:table-cell table:style-name="Table1.C2" office:value-type="string">
            <text:p text:style-name="P124">0.2</text:p>
          </table:table-cell>
        </table:table-row>
        <table:table-row>
          <table:table-cell table:style-name="Table1.A2" office:value-type="string">
            <text:p text:style-name="P128">cold</text:p>
          </table:table-cell>
          <table:table-cell table:style-name="Table1.A2" office:value-type="string">
            <text:p text:style-name="P129">rain</text:p>
          </table:table-cell>
          <table:table-cell table:style-name="Table1.C2" office:value-type="string">
            <text:p text:style-name="P124">0.3</text:p>
          </table:table-cell>
        </table:table-row>
      </table:table>
      <text:p text:style-name="P1"/>
      <text:p text:style-name="P1">probvabilistic distribution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5">W</text:p>
          </table:table-cell>
          <table:table-cell table:style-name="Table2.B1" office:value-type="string">
            <text:p text:style-name="P125">P</text:p>
          </table:table-cell>
        </table:table-row>
        <table:table-row>
          <table:table-cell table:style-name="Table2.A2" office:value-type="string">
            <text:p text:style-name="P130">sun</text:p>
          </table:table-cell>
          <table:table-cell table:style-name="Table2.B2" office:value-type="string">
            <text:p text:style-name="P125">0.8</text:p>
          </table:table-cell>
        </table:table-row>
        <table:table-row>
          <table:table-cell table:style-name="Table2.A2" office:value-type="string">
            <text:p text:style-name="P131">rain</text:p>
          </table:table-cell>
          <table:table-cell table:style-name="Table2.B2" office:value-type="string">
            <text:p text:style-name="P125">0.2</text:p>
          </table:table-cell>
        </table:table-row>
      </table:table>
      <text:p text:style-name="P43"/>
      <text:p text:style-name="P1"/>
      <text:p text:style-name="P31">The sum of two values (for example T=hot, conjunct probability) is equal to condicional probability=</text:p>
      <text:p text:style-name="P31">?</text:p>
      <text:p text:style-name="P32"/>
      <text:p text:style-name="P34">If W AND T = <text:span text:style-name="T5">S</text:span></text:p>
      <text:p text:style-name="P34"/>
      <text:p text:style-name="P38">S is a subset of W and T,unless it is empty</text:p>
      <text:p text:style-name="P34"/>
      <text:p text:style-name="P35">W not equal to A<text:span text:style-name="T4">,because, a logical AND, means subsets of both the W and T</text:span></text:p>
      <text:p text:style-name="P35"/>
      <text:p text:style-name="P37">for example</text:p>
      <text:p text:style-name="P36">W = {1,2,3}</text:p>
      <text:p text:style-name="P36">T= {4,2,6}</text:p>
      <text:p text:style-name="P36"/>
      <text:p text:style-name="P36">W AND T = {2}, so <text:span text:style-name="T6">S </text:span>is subset of both W and T</text:p>
      <text:p text:style-name="P36"/>
      <text:p text:style-name="P42">S = W AND T<text:span text:style-name="T7"> = P(W) + P(T)</text:span></text:p>
      <text:p text:style-name="P42"/>
      <text:p text:style-name="P39">P(S) = <text:span text:style-name="T9">P(W AND T ) = P(W) + P(T)</text:span></text:p>
      <text:p text:style-name="P40">P(W) = </text:p>
      <text:p text:style-name="P40">P(T) <text:span text:style-name="T8">= </text:span></text:p>
      <text:p text:style-name="P34"><text:soft-page-break/></text:p>
      <text:p text:style-name="P44">but W in this case, the W AND T , means a subset of W and a subset of T. In this case, why the probability of P(W AND T) = P(W) + P(T)</text:p>
      <text:p text:style-name="P44"/>
      <text:p text:style-name="P44">P(W) = probability of every elements...and the AND is a subset....</text:p>
      <text:p text:style-name="P45">P(T) = same thing for P(T)</text:p>
      <text:p text:style-name="P34"/>
      <text:p text:style-name="P46">since cardinal(W AND T) less than cardinal(W)</text:p>
      <text:p text:style-name="P41"/>
      <text:p text:style-name="P41"/>
      <text:p text:style-name="P33"/>
      <text:p text:style-name="P2">W AND T <text:span text:style-name="T15">--&gt; the logical AND, is a subset of W and T, each participate with some elements, so always subset</text:span></text:p>
      <text:p text:style-name="P3"/>
      <text:p text:style-name="P3">{1,2} AND {2,3}<text:span text:style-name="T1"> = {2} subset for W and T</text:span></text:p>
      <text:p text:style-name="P3"/>
      <text:p text:style-name="P5"/>
      <text:p text:style-name="P27"/>
      <text:p text:style-name="P27"/>
      <text:p text:style-name="P83">#idea</text:p>
      <text:p text:style-name="P27">{<text:span text:style-name="T16">cold</text:span>,<text:span text:style-name="T16">hot</text:span>} <text:span text:style-name="T11">UNION</text:span> {<text:span text:style-name="T16">rain</text:span>,<text:span text:style-name="T16">sun</text:span>} = <text:span text:style-name="T3">{cold,rain} AND {cold,sun} AND {hot,rain} AND {hot,sun} </text:span></text:p>
      <text:p text:style-name="P28"/>
      <text:p text:style-name="P118">sum of 4 lines on table A) equals 1, there are some values (for example {rain,sum} , that are not on table, therefore theyre not on union, so the union is not all possible elements</text:p>
      <text:p text:style-name="P49"/>
      <text:p text:style-name="P84">{<text:span text:style-name="T18">cold</text:span>,<text:span text:style-name="T18">hot</text:span>} <text:span text:style-name="T12">UNION</text:span> {<text:span text:style-name="T18">sun,rain</text:span>) = <text:s/><text:span text:style-name="T18">cartesian product, all <text:s/>possible combinations</text:span></text:p>
      <text:p text:style-name="P84"/>
      <text:p text:style-name="P85">is union the cartesian product?</text:p>
      <text:p text:style-name="P49"/>
      <text:p text:style-name="P83">#end idea</text:p>
      <text:p text:style-name="P83"/>
      <text:p text:style-name="P27"/>
      <text:p text:style-name="P5"/>
      <text:p text:style-name="P48">#idea<text:span text:style-name="T19"> , operation regarding two elements of the same set...not possible</text:span></text:p>
      <text:p text:style-name="P48"/>
      <text:p text:style-name="P47"><text:soft-page-break/><text:span text:style-name="T17">The</text:span> AND <text:span text:style-name="T17">in</text:span> {<text:span text:style-name="T17">cold,hot</text:span>}<text:span text:style-name="T10"> {rain,sum} </text:span>,<text:span text:style-name="T17">never could be {cold,hot} because they are part of the same set</text:span></text:p>
      <text:p text:style-name="P47"/>
      <text:p text:style-name="P48">#end idea</text:p>
      <text:p text:style-name="P47"/>
      <text:p text:style-name="P5"/>
      <text:p text:style-name="P5"/>
      <text:p text:style-name="P86">#idea, assume W=sun, in numerator, and in denominator assume W=rain</text:p>
      <text:p text:style-name="P50"/>
      <text:p text:style-name="P86">In the numerator {sun,hot} and in the denominator T = {sun.hot} U<text:span text:style-name="T20">NION T={rain,hot}</text:span></text:p>
      <text:p text:style-name="P6"/>
      <text:p text:style-name="P87">given that we used sun on numerator, we can't assum rain on denominator</text:p>
      <text:p text:style-name="P87"/>
      <text:p text:style-name="P54">#idea</text:p>
      <text:p text:style-name="P87">The probability of a line in the table, is always unique..that means there can't be repetead lines</text:p>
      <text:p text:style-name="P51"/>
      <text:p text:style-name="P53"/>
      <text:p text:style-name="P52"/>
      <text:p text:style-name="P8"/>
      <text:p text:style-name="P88">#idea</text:p>
      <text:p text:style-name="P88">P(T|W) = P(T AND W) / P(W)</text:p>
      <text:p text:style-name="P88"/>
      <text:p text:style-name="P88">P(T|W) = P(T AND W)/ P(W=1) AND P(W=2)</text:p>
      <text:p text:style-name="P88"/>
      <text:p text:style-name="P88">#end idea</text:p>
      <text:p text:style-name="P13"/>
      <text:p text:style-name="P14">#idea</text:p>
      <text:p text:style-name="P14">W AND T, and T AND W, are the same line</text:p>
      <text:p text:style-name="P14">#end idea</text:p>
      <text:p text:style-name="P14"/>
      <text:p text:style-name="P15"/>
      <text:p text:style-name="P12"><text:tab/></text:p>
      <text:p text:style-name="P16">#idea</text:p>
      <text:p text:style-name="P89">if we do a logical AND (w,t) is equal (t,w),in numerator</text:p>
      <text:p text:style-name="P18"><text:span text:style-name="T21">Then</text:span>, P(A|B) = P(W=sol AND T=quente) / P(T=quente)</text:p>
      <text:p text:style-name="P18"><text:span text:style-name="T22">==&gt; Equals</text:span><text:tab/> <text:s text:c="2"/>P(T=quente AND W=sol) / P(W=sol) <text:span text:style-name="T22"><text:s/>?!?</text:span></text:p>
      <text:p text:style-name="P17">#end idea</text:p>
      <text:p text:style-name="P16"><text:soft-page-break/></text:p>
      <text:p text:style-name="P10"/>
      <text:p text:style-name="P11"/>
      <text:p text:style-name="P55"/>
      <text:p text:style-name="P21"/>
      <text:p text:style-name="P21">#idea</text:p>
      <text:p text:style-name="P56"/>
      <text:p text:style-name="P119">{sol} UNION {chuva} = P(Sol) + P(chuva)</text:p>
      <text:p text:style-name="P90"/>
      <text:p text:style-name="P90">Shouldnt the sum be an AND?</text:p>
      <text:p text:style-name="P90"/>
      <text:p text:style-name="P90"/>
      <text:p text:style-name="P21">#end idea</text:p>
      <text:p text:style-name="P20"/>
      <text:p text:style-name="P9"><text:tab/></text:p>
      <text:p text:style-name="P19">#idea</text:p>
      <text:p text:style-name="P10">um AND lógico é uma linha na tabela</text:p>
      <text:p text:style-name="P19">#end idea</text:p>
      <text:p text:style-name="P7"/>
      <text:p text:style-name="P4"/>
      <text:p text:style-name="P22"/>
      <text:p text:style-name="P1"/>
      <text:p text:style-name="P1"/>
      <text:p text:style-name="P1"/>
      <text:p text:style-name="P24">#idea</text:p>
      <text:p text:style-name="P1">P(T | W) = P(T AND W) / P(W)</text:p>
      <text:p text:style-name="P23">P(W | T) = P(W AND T)/ P(T)</text:p>
      <text:p text:style-name="P1"/>
      <text:p text:style-name="P91">Since T AND W= W AND T, the probabilitics are differents, because P(W) != P(T), </text:p>
      <text:p text:style-name="P91"/>
      <text:p text:style-name="P24">#end idea</text:p>
      <text:p text:style-name="P24"/>
      <text:p text:style-name="P25"/>
      <text:p text:style-name="P25">#<text:span text:style-name="T2">general idea</text:span></text:p>
      <text:p text:style-name="P25">P(FRIO AND SOL) / (P(SOL,FRIO) AND P(SOL,QUENTE))</text:p>
      <text:p text:style-name="P25"/>
      <text:p text:style-name="P57">dado que AND e uma soma</text:p>
      <text:p text:style-name="P25"/>
      <text:p text:style-name="P25">A/ (A AND B)</text:p>
      <text:p text:style-name="P26">#end general idea</text:p>
      <text:p text:style-name="P1"/>
      <text:p text:style-name="P1"><text:soft-page-break/>#idea</text:p>
      <text:p text:style-name="P92">There is only one line per values, all lines are different</text:p>
      <text:p text:style-name="P1">#end idea</text:p>
      <text:p text:style-name="P1"/>
      <text:p text:style-name="P1"/>
      <text:p text:style-name="P62"><text:tab/><text:tab/><text:tab/><text:tab/><text:tab/>A<text:tab/><text:tab/><text:tab/><text:tab/><text:tab/>B</text:p>
      <text:p text:style-name="P1">P(T<text:span text:style-name="T13">=hot</text:span>) = P(W=<text:span text:style-name="T23">sun</text:span>,T=<text:span text:style-name="T23">hot</text:span>) + P(W=<text:span text:style-name="T23">rain</text:span>,T=<text:span text:style-name="T23">hot</text:span>)</text:p>
      <text:p text:style-name="P1"/>
      <text:p text:style-name="P62"><text:tab/><text:tab/>A<text:tab/><text:tab/><text:tab/><text:tab/><text:tab/><text:tab/>B<text:tab/><text:tab/><text:tab/></text:p>
      <text:p text:style-name="P58">P(W=<text:span text:style-name="T24">sun</text:span>,T=<text:span text:style-name="T24">hot</text:span>) union P(w=<text:span text:style-name="T24">rain</text:span>,T=<text:span text:style-name="T24">hot</text:span>)=</text:p>
      <text:p text:style-name="P60"/>
      <text:p text:style-name="P93"><text:tab/>impossible to make unions...there are values that result in making an operation on a single set , for example {sun,rain}</text:p>
      <text:p text:style-name="P61"/>
      <text:p text:style-name="P60"/>
      <text:p text:style-name="P59"/>
      <text:p text:style-name="P94"/>
      <text:p text:style-name="P1">#idea </text:p>
      <text:p text:style-name="P95">For it to be an AND, some column on table, must be repeated?</text:p>
      <text:p text:style-name="P95">For example W=sun,T=hot, and W=rain, and T=hot, has at least one columns repeated(T=hot)</text:p>
      <text:p text:style-name="P95">correct</text:p>
      <text:p text:style-name="P1"/>
      <text:p text:style-name="P1">#end idea</text:p>
      <text:p text:style-name="P1"/>
      <text:p text:style-name="P1">#idea</text:p>
      <text:p text:style-name="P1">a) W=sol + T=quente / <text:span text:style-name="T14">(</text:span>w=sol,t=quente<text:span text:style-name="T14">)</text:span> + (w=chuva,t=quente)</text:p>
      <text:p text:style-name="P1"/>
      <text:p text:style-name="P63"/>
      <text:p text:style-name="P1">proved -&gt;</text:p>
      <text:p text:style-name="P1"><text:tab/> W=sol + T=quente </text:p>
      <text:p text:style-name="P1"><text:tab/>T=quente + W=sol </text:p>
      <text:p text:style-name="P1"><text:tab/>(comutative of addition)</text:p>
      <text:p text:style-name="P1"/>
      <text:p text:style-name="P1"/>
      <text:p text:style-name="P65"/>
      <text:p text:style-name="P64"/>
      <text:p text:style-name="P64">#idea</text:p>
      <text:p text:style-name="P1"><text:soft-page-break/><text:tab/>W + T <text:s text:c="3"/>/ sum(All values on the table that equal the event T, frio ou calor)</text:p>
      <text:p text:style-name="P1"/>
      <text:p text:style-name="P64">#end idea</text:p>
      <text:p text:style-name="P1"/>
      <text:p text:style-name="P1"/>
      <text:p text:style-name="P1"/>
      <text:p text:style-name="P1"/>
      <text:p text:style-name="P1">#idea</text:p>
      <text:p text:style-name="P95">To sum lines on table, use logical ANDS</text:p>
      <text:p text:style-name="P1">#end idea</text:p>
      <text:p text:style-name="P1"/>
      <text:p text:style-name="P1"/>
      <text:p text:style-name="P1"/>
      <text:p text:style-name="P120">#idea</text:p>
      <text:p text:style-name="P97"/>
      <text:p text:style-name="P68"/>
      <text:p text:style-name="P69"/>
      <text:p text:style-name="P72"><text:span text:style-name="T25">Q) </text:span>so P(T=<text:span text:style-name="T26">hot AND </text:span>W=<text:span text:style-name="T26">sun</text:span>) / P(<text:span text:style-name="T26">W</text:span>=<text:span text:style-name="T26">sun</text:span>,t=<text:span text:style-name="T26">hot</text:span>) + (w=<text:span text:style-name="T26">sun,t=cold) </text:span></text:p>
      <text:p text:style-name="P70"/>
      <text:p text:style-name="P98">U)</text:p>
      <text:p text:style-name="P96"><text:tab/>P(T=<text:span text:style-name="T27">hot</text:span> AND W=<text:span text:style-name="T27">sun</text:span>) / P(w=sun,T=<text:span text:style-name="T27">hot</text:span>) + (w=<text:span text:style-name="T27">rain</text:span>,t=<text:span text:style-name="T27">hot)</text:span></text:p>
      <text:p text:style-name="P96"/>
      <text:p text:style-name="P98">difference between Q) and U)</text:p>
      <text:p text:style-name="P98"/>
      <text:p text:style-name="P98">they are equal, in all aspects, difference, between </text:p>
      <text:p text:style-name="P98">(sol,frio) and (chuva,quente)</text:p>
      <text:p text:style-name="P98"/>
      <text:p text:style-name="P100">How can we know which denominator we want?</text:p>
      <text:p text:style-name="P98"/>
      <text:p text:style-name="P101"/>
      <text:p text:style-name="P99"/>
      <text:p text:style-name="P99">So, on one formula we use W=sol, and on another we use T=quente</text:p>
      <text:p text:style-name="P99"/>
      <text:p text:style-name="P121">Since W and T are commutative, </text:p>
      <text:p text:style-name="P102">Which is the correct?</text:p>
      <text:p text:style-name="P101"/>
      <text:p text:style-name="P100"/>
      <text:p text:style-name="P73">#idea</text:p>
      <text:p text:style-name="P73"><text:soft-page-break/>Use AND's on denominator...</text:p>
      <text:p text:style-name="P73"/>
      <text:p text:style-name="P71">P(T=<text:span text:style-name="T28">hot AND </text:span>W=<text:span text:style-name="T28">sun</text:span>) / P(w=<text:span text:style-name="T28">sun AND </text:span>t=<text:span text:style-name="T28">hot</text:span>) + (w=<text:span text:style-name="T28">sun AND t=cold) </text:span></text:p>
      <text:p text:style-name="P73"/>
      <text:p text:style-name="P76">#FORMULA BELOW</text:p>
      <text:p text:style-name="P74"><text:s/>A/A+B</text:p>
      <text:p text:style-name="P76">#END FORMULA</text:p>
      <text:p text:style-name="P74"/>
      <text:p text:style-name="P74"/>
      <text:p text:style-name="P75">For A= 3 <text:span text:style-name="T29">and</text:span> B=4</text:p>
      <text:p text:style-name="P75">3/3+x</text:p>
      <text:p text:style-name="P75"/>
      <text:p text:style-name="P103">Numerator must be smaller than denominator</text:p>
      <text:p text:style-name="P77"/>
      <text:p text:style-name="P103">For x=0, probability = 1</text:p>
      <text:p text:style-name="P81"/>
      <text:p text:style-name="P103">For other X,'s X must be bigger than 0</text:p>
      <text:p text:style-name="P81">Para outros X's:</text:p>
      <text:p text:style-name="P80">3+x &gt; 3</text:p>
      <text:p text:style-name="P81">x &gt; 3-3</text:p>
      <text:p text:style-name="P80">x &gt; 0</text:p>
      <text:p text:style-name="P78"/>
      <text:p text:style-name="P79"/>
      <text:p text:style-name="P73">#end idea</text:p>
      <text:p text:style-name="P66"/>
      <text:p text:style-name="P1"/>
      <text:p text:style-name="P104">#idea</text:p>
      <text:p text:style-name="P107">choose <text:s/>T to expand the formula or W? Are they different</text:p>
      <text:p text:style-name="P104"/>
      <text:p text:style-name="P105">in here we choose T</text:p>
      <text:p text:style-name="P1">P(T, W) = P(T=quente,W) + P(T=frio,W)</text:p>
      <text:p text:style-name="P1"/>
      <text:p text:style-name="P105">in here we choose W</text:p>
      <text:p text:style-name="P105">P(T, W) = P(T,W=sun) + P(T,W=rain)</text:p>
      <text:p text:style-name="P105"/>
      <text:p text:style-name="P106">for being AND<text:span text:style-name="T30"> (a sum) ,</text:span>we need <text:span text:style-name="T30">at least one column</text:span></text:p>
      <text:p text:style-name="P105"/>
      <text:p text:style-name="P108">#idea calculate probability of event</text:p>
      <text:p text:style-name="P108">ok event = play</text:p>
      <text:p text:style-name="P108">other events tha<text:span text:style-name="T31">n is originated by play</text:span></text:p>
      <text:p text:style-name="P109"><text:soft-page-break/>play_tetris,play_chess,play_tic_tac_toe</text:p>
      <text:p text:style-name="P110"/>
      <text:p text:style-name="P110">So we have a tree, starting at Play</text:p>
      <text:p text:style-name="P110"/>
      <text:p text:style-name="P67"/>
      <text:p text:style-name="P109"><text:span text:style-name="T37">to calculate the probability of an event, start with, for example play_tetris </text:span><text:s/><text:span text:style-name="T32">and traverse backwards to the origin (play, the event that we want to calculate probability of)</text:span></text:p>
      <text:p text:style-name="P67"/>
      <text:p text:style-name="P111">or </text:p>
      <text:p text:style-name="P67"/>
      <text:p text:style-name="P114">P(<text:span text:style-name="T34">play</text:span>) = P(<text:span text:style-name="T34">play</text:span>_tetris) + P (<text:span text:style-name="T34">play</text:span>_tic_tac_toe) + P(<text:span text:style-name="T34">play_chess</text:span>)<text:span text:style-name="T33"> + P(unknown game)</text:span></text:p>
      <text:p text:style-name="P114"/>
      <text:p text:style-name="P113"/>
      <text:p text:style-name="P113">tetris, chess, tic_tac_toe are all subsets of play</text:p>
      <text:p text:style-name="P113"/>
      <text:p text:style-name="P115">The intersection between sets, is the empty set.</text:p>
      <text:p text:style-name="P112"/>
      <text:p text:style-name="P29"/>
      <text:p text:style-name="P116">use just one branch to calculate P(Play)</text:p>
      <text:p text:style-name="P30"/>
      <text:p text:style-name="P30"/>
      <text:p text:style-name="P30"><text:span text:style-name="T36">play</text:span> - <text:span text:style-name="T36">play_chess</text:span></text:p>
      <text:p text:style-name="P30"><text:tab/> <text:s/>-<text:span text:style-name="T36">play </text:span>tic_Tac_Toe</text:p>
      <text:p text:style-name="P116"><text:tab/> <text:s/>-<text:span text:style-name="T36">play</text:span> tetris...</text:p>
      <text:p text:style-name="P116"/>
      <text:p text:style-name="P116">to calculate play, use for example <text:span text:style-name="T35">play</text:span> tetris</text:p>
      <text:p text:style-name="P117">1-play_tetris</text:p>
      <text:p text:style-name="P116"/>
      <text:p text:style-name="P116"/>
      <text:p text:style-name="P30"><text:tab/> <text:s/>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7T02:39:59.915524459</dc:date>
    <meta:editing-duration>PT8H31M52S</meta:editing-duration>
    <meta:editing-cycles>317</meta:editing-cycles>
    <meta:generator>LibreOffice/6.1.5.2$Linux_X86_64 LibreOffice_project/10$Build-2</meta:generator>
    <meta:document-statistic meta:table-count="2" meta:image-count="0" meta:object-count="0" meta:page-count="8" meta:paragraph-count="163" meta:word-count="903" meta:character-count="4791" meta:non-whitespace-character-count="3988"/>
  </office:meta>
</office:document-meta>
</file>